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524e8" officeooo:paragraph-rsid="001524e8"/>
    </style:style>
    <style:style style:name="P2" style:family="paragraph" style:parent-style-name="Title">
      <style:text-properties officeooo:rsid="001524e8" officeooo:paragraph-rsid="001524e8"/>
    </style:style>
    <style:style style:name="P3" style:family="paragraph" style:parent-style-name="Text_20_body">
      <style:text-properties fo:font-weight="bold" officeooo:rsid="001524e8" officeooo:paragraph-rsid="001524e8" style:font-weight-asian="bold" style:font-weight-complex="bold"/>
    </style:style>
    <style:style style:name="P4" style:family="paragraph" style:parent-style-name="Heading_20_1">
      <style:text-properties officeooo:rsid="001524e8" officeooo:paragraph-rsid="001524e8"/>
    </style:style>
    <style:style style:name="P5" style:family="paragraph" style:parent-style-name="Heading_20_1">
      <style:text-properties officeooo:rsid="0019428c" officeooo:paragraph-rsid="0019428c"/>
    </style:style>
    <style:style style:name="P6" style:family="paragraph" style:parent-style-name="Heading_20_1">
      <style:text-properties officeooo:paragraph-rsid="001b88ea"/>
    </style:style>
    <style:style style:name="P7" style:family="paragraph" style:parent-style-name="Heading_20_2">
      <style:text-properties officeooo:rsid="001524e8" officeooo:paragraph-rsid="001524e8"/>
    </style:style>
    <style:style style:name="P8" style:family="paragraph" style:parent-style-name="Heading_20_2">
      <style:text-properties officeooo:rsid="0019428c" officeooo:paragraph-rsid="0019428c"/>
    </style:style>
    <style:style style:name="P9" style:family="paragraph" style:parent-style-name="Heading_20_2">
      <style:text-properties officeooo:paragraph-rsid="001b88ea"/>
    </style:style>
    <style:style style:name="P10" style:family="paragraph" style:parent-style-name="Text_20_body" style:list-style-name="L1">
      <style:text-properties fo:font-weight="bold" officeooo:rsid="001524e8" officeooo:paragraph-rsid="001524e8" style:font-weight-asian="bold" style:font-weight-complex="bold"/>
    </style:style>
    <style:style style:name="P11" style:family="paragraph" style:parent-style-name="Text_20_body" style:list-style-name="L1">
      <style:text-properties fo:font-weight="bold" officeooo:rsid="001524e8" officeooo:paragraph-rsid="0016bc96" style:font-weight-asian="bold" style:font-weight-complex="bold"/>
    </style:style>
    <style:style style:name="P12" style:family="paragraph" style:parent-style-name="Text_20_body" style:list-style-name="L1">
      <style:text-properties fo:font-weight="bold" officeooo:rsid="0019428c" officeooo:paragraph-rsid="0019428c" style:font-weight-asian="bold" style:font-weight-complex="bold"/>
    </style:style>
    <style:style style:name="P13" style:family="paragraph" style:parent-style-name="Text_20_body" style:list-style-name="L2">
      <style:text-properties fo:font-weight="bold" officeooo:rsid="0019428c" officeooo:paragraph-rsid="0019428c" style:font-weight-asian="bold" style:font-weight-complex="bold"/>
    </style:style>
    <style:style style:name="P14" style:family="paragraph" style:parent-style-name="Text_20_body" style:list-style-name="L7">
      <style:text-properties fo:font-weight="bold" officeooo:rsid="0019428c" officeooo:paragraph-rsid="0019428c" style:font-weight-asian="bold" style:font-weight-complex="bold"/>
    </style:style>
    <style:style style:name="P15" style:family="paragraph" style:parent-style-name="Text_20_body" style:list-style-name="L1">
      <style:text-properties fo:font-weight="normal" officeooo:rsid="0016bc96" officeooo:paragraph-rsid="0016bc96" style:font-weight-asian="normal" style:font-weight-complex="normal"/>
    </style:style>
    <style:style style:name="P16" style:family="paragraph" style:parent-style-name="Text_20_body" style:list-style-name="L2">
      <style:text-properties fo:font-weight="normal" officeooo:rsid="0019428c" officeooo:paragraph-rsid="001a8391" style:font-weight-asian="normal" style:font-weight-complex="normal"/>
    </style:style>
    <style:style style:name="P17" style:family="paragraph" style:parent-style-name="Text_20_body" style:list-style-name="L2">
      <loext:graphic-properties draw:fill="solid" draw:fill-color="#f8f8f8" draw:opacity="100%"/>
      <style:paragraph-properties ch2_options="{'Style': 'default', 'Language': 'Text only', 'UseCharStyles': 1, 'LineNumberRatio': 100, 'LineNumberStart': 1, 'MasterCharStyle': '', 'ShowLineNumbers': 0, 'ColourizeBackground': 1, 'LineNumberSeparator': '  ', 'LineNumberPaddingSymbol': '', 'StoreOptionsWithSnippet': 1}" fo:background-color="#f8f8f8"/>
      <style:text-properties fo:font-weight="normal" officeooo:rsid="0019428c" officeooo:paragraph-rsid="001a8391" style:font-weight-asian="normal" style:font-weight-complex="normal"/>
    </style:style>
    <style:style style:name="P18" style:family="paragraph" style:parent-style-name="Text_20_body">
      <style:text-properties fo:font-weight="normal" officeooo:rsid="0019428c" officeooo:paragraph-rsid="001a8391" style:font-weight-asian="normal" style:font-weight-complex="normal"/>
    </style:style>
    <style:style style:name="P19" style:family="paragraph" style:parent-style-name="Text_20_body" style:list-style-name="L15">
      <style:text-properties fo:font-weight="normal" officeooo:rsid="0019428c" officeooo:paragraph-rsid="001a8391" style:font-weight-asian="normal" style:font-weight-complex="normal"/>
    </style:style>
    <style:style style:name="P20" style:family="paragraph" style:parent-style-name="Text_20_body" style:list-style-name="L6">
      <style:text-properties fo:font-weight="normal" officeooo:rsid="001a8391" officeooo:paragraph-rsid="001a8391" style:font-weight-asian="normal" style:font-weight-complex="normal"/>
    </style:style>
    <style:style style:name="P21" style:family="paragraph" style:parent-style-name="Text_20_body">
      <style:text-properties officeooo:rsid="0019428c" officeooo:paragraph-rsid="0019428c"/>
    </style:style>
    <style:style style:name="P22" style:family="paragraph" style:parent-style-name="Text_20_body" style:list-style-name="L2">
      <style:text-properties officeooo:paragraph-rsid="001a8391"/>
    </style:style>
    <style:style style:name="P23" style:family="paragraph" style:parent-style-name="Text_20_body" style:list-style-name="L2">
      <loext:graphic-properties draw:fill="solid" draw:fill-color="#f8f8f8" draw:opacity="100%"/>
      <style:paragraph-properties ch2_options="{'Style': 'default', 'Language': 'Text only', 'UseCharStyles': 1,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9428c" officeooo:paragraph-rsid="0019428c" fo:background-color="transparent" style:font-weight-asian="bold" style:font-weight-complex="bold"/>
    </style:style>
    <style:style style:name="P24" style:family="paragraph" style:parent-style-name="Text_20_body" style:list-style-name="L6">
      <loext:graphic-properties draw:fill="solid" draw:fill-color="#f8f8f8" draw:opacity="100%"/>
      <style:paragraph-properties ch2_options="{'Style': 'default', 'Language': 'Text only', 'UseCharStyles': 1,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a8391" officeooo:paragraph-rsid="001a8391" fo:background-color="transparent" style:font-weight-asian="normal" style:font-weight-complex="normal"/>
    </style:style>
    <style:style style:name="P25" style:family="paragraph" style:parent-style-name="Text_20_body" style:list-style-name="L2">
      <loext:graphic-properties draw:fill="solid" draw:fill-color="#f8f8f8" draw:opacity="100%"/>
      <style:paragraph-properties ch2_options="{'Style': 'default', 'Language': 'Text only', 'UseCharStyles': 1,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9428c" officeooo:paragraph-rsid="0019428c" fo:background-color="transparent" style:font-weight-asian="normal" style:font-weight-complex="normal"/>
    </style:style>
    <style:style style:name="P26" style:family="paragraph" style:parent-style-name="Text_20_body" style:list-style-name="L10">
      <style:text-properties officeooo:paragraph-rsid="001a8391"/>
    </style:style>
    <style:style style:name="P27" style:family="paragraph" style:parent-style-name="Text_20_body" style:list-style-name="L14">
      <style:text-properties officeooo:paragraph-rsid="001a8391"/>
    </style:style>
    <style:style style:name="P28" style:family="paragraph" style:parent-style-name="Text_20_body">
      <style:text-properties officeooo:paragraph-rsid="001b88ea"/>
    </style:style>
    <style:style style:name="P29" style:family="paragraph" style:parent-style-name="Text_20_body" style:list-style-name="L16">
      <style:text-properties officeooo:paragraph-rsid="001b88ea"/>
    </style:style>
    <style:style style:name="T1" style:family="text">
      <style:text-properties fo:font-weight="normal" style:font-weight-asian="normal" style:font-weight-complex="normal"/>
    </style:style>
    <style:style style:name="T2" style:family="text">
      <style:text-properties fo:font-weight="normal" officeooo:rsid="0016bc96" style:font-weight-asian="normal" style:font-weight-complex="normal"/>
    </style:style>
    <style:style style:name="T3" style:family="text">
      <style:text-properties fo:font-weight="normal" officeooo:rsid="001a8391" style:font-weight-asian="normal" style:font-weight-complex="normal"/>
    </style:style>
    <style:style style:name="T4" style:family="text">
      <style:text-properties style:font-weight-asian="normal" style:font-weight-complex="normal"/>
    </style:style>
    <style:style style:name="T5" style:family="text">
      <style:text-properties officeooo:rsid="001a8391"/>
    </style:style>
    <style:style style:name="T6" style:family="text">
      <style:text-properties fo:font-weight="bold" style:font-weight-asian="bold" style:font-weight-complex="bold"/>
    </style:style>
    <style:style style:name="T7" style:family="text">
      <style:text-properties fo:font-weight="bold" officeooo:rsid="001a8391" style:font-weight-asian="bold" style:font-weight-complex="bold"/>
    </style:style>
    <style:style style:name="T8" style:family="text">
      <style:text-properties fo:font-weight="bold" officeooo:rsid="0019428c" style:font-weight-asian="bold" style:font-weight-complex="bold"/>
    </style:style>
    <style:style style:name="T9" style:family="text">
      <style:text-properties fo:font-weight="bold" officeooo:rsid="001b88ea" style:font-weight-asian="bold" style:font-weight-complex="bold"/>
    </style:style>
    <style:style style:name="T10" style:family="text">
      <style:text-properties officeooo:rsid="001b88ea"/>
    </style:style>
    <style:style style:name="T11" style:family="text">
      <style:text-properties style:use-window-font-color="true" loext:opacity="0%" fo:language="zxx" fo:country="none" fo:font-style="normal" style:text-underline-style="none" officeooo:rsid="001a8391" fo:background-color="transparent"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aging Debian Packages: A Guide to `.deb` Files and `dpkg`</text:p>
      <text:h text:style-name="P4" text:outline-level="1">What are `.deb` Files?</text:h>
      <text:p text:style-name="P1">`.deb` files are package files used by Debian-based Linux distributions to distribute and install software. These files are archives that contain a software’s binary files, configuration files, and scripts required for installation. They are essentially the equivalent of `.rpm` files on Red Hat-based distributions, `.pkg` files on macOS, or `.msi` files on Windows. </text:p>
      <text:p text:style-name="P3">Binary Packages<text:span text:style-name="T1">: Packages such as `.deb` packages (and the others mentioned above) are referred to as “binary packages”, due to them containing pre-built binary executables, as opposed to source code.</text:span></text:p>
      <text:h text:style-name="P7" text:outline-level="2">Structure of a `.deb. File</text:h>
      <text:p text:style-name="P1">A `.deb` file typically contains three main components:</text:p>
      <text:list text:style-name="L1">
        <text:list-item>
          <text:p text:style-name="P10">Debian Binary Package Information<text:span text:style-name="T1">: This includes control information about the package, such as dependencies, package name, and version.</text:span></text:p>
        </text:list-item>
        <text:list-item>
          <text:p text:style-name="P10">Data Archive<text:span text:style-name="T1">: The data archive is where the actual content of the package resides. This is the part that contains the files that will be installed on your system when you install the package. It typically includes:</text:span></text:p>
          <text:list>
            <text:list-item>
              <text:p text:style-name="P10">Binaries<text:span text:style-name="T1">: The executable files that will be run by the system.</text:span></text:p>
            </text:list-item>
            <text:list-item>
              <text:p text:style-name="P11">Libraries<text:span text:style-name="T1">: </text:span><text:span text:style-name="T2">This may include shared libraries, that is, shared code that different applications can use to perform common tasks, such as handling network connections, reading files, or managing memory.</text:span></text:p>
              <text:p text:style-name="P15">Some examples include GNU C Library, OpenSSL Library, SQLite Library, GNU Standard C++ Library, cURL Library, JPEG Image Codec Library, and XML Parser Library.</text:p>
            </text:list-item>
            <text:list-item>
              <text:p text:style-name="P10">Configuration Files<text:span text:style-name="T1">: </text:span><text:span text:style-name="T2">Configuration files are used to customise the behaviour of the software. These files are typically stored in well-defined locations and allow users or administrators to modify the software’s settings without changing the actual code.</text:span></text:p>
            </text:list-item>
            <text:list-item>
              <text:p text:style-name="P10">Documentation<text:span text:style-name="T1">: Manuals, help files, or other documentation related to the software.</text:span></text:p>
            </text:list-item>
          </text:list>
        </text:list-item>
        <text:list-item>
          <text:p text:style-name="P12">Control Archive<text:span text:style-name="T1">: This includes control scripts and metadata used during the installation or removal process.</text:span></text:p>
        </text:list-item>
      </text:list>
      <text:h text:style-name="P5" text:outline-level="1">What is `dpkg`?</text:h>
      <text:p text:style-name="P21">`dpkg` (Debian Package Manager) is a low-level package management tool for Debian-based systems. It is responsible for installing, removing, and managing `.deb` packages on your system. <text:soft-page-break/>While it does not resolve or manage dependencies automatically (unlike higher-level tools like `apt`), it is a powerful tool for directly interacting with `.deb` packages.</text:p>
      <text:h text:style-name="P8" text:outline-level="2">How to Use `dpkg`</text:h>
      <text:p text:style-name="P21">`dpkg` is a backend tool that `apt` uses under the hood to install or remove packages. Because it operates at a lower level, `dpkg` provides more direct control over the package installation process but requires the user to manually manage any potential issues, such as missing dependencies.<text:span text:style-name="T1"/></text:p>
      <text:list xml:id="list2389331934" text:style-name="L2">
        <text:list-item>
          <text:p text:style-name="P13">Installing a `.deb` Package with `dpkg`</text:p>
          <text:p text:style-name="P23"><text:span text:style-name="ch2_5f_default.Text"><text:span text:style-name="T4">sudo dpkg -i package_name.deb</text:span></text:span></text:p>
          <text:list>
            <text:list-header>
              <text:p text:style-name="P13"><text:span text:style-name="T1">`-i` stands for install.</text:span></text:p>
              <text:p text:style-name="P13"><text:span text:style-name="T1">This command will install the package, but if the package has dependencies that are not installed, the installation may fail.</text:span></text:p>
            </text:list-header>
          </text:list>
        </text:list-item>
        <text:list-item>
          <text:p text:style-name="P13">Fixing Dependencies After Installation</text:p>
          <text:p text:style-name="P13"><text:span text:style-name="T1">If you encounter dependency issues when installing a `.deb` package with `dpkg`, you can resolve them using `apt`.</text:span></text:p>
          <text:p text:style-name="P23"><text:span text:style-name="ch2_5f_default.Text"><text:span text:style-name="T4">sudo apt-get install -f</text:span></text:span></text:p>
        </text:list-item>
      </text:list>
      <text:list text:style-name="L7">
        <text:list-item>
          <text:list>
            <text:list-item>
              <text:p text:style-name="P14"><text:span text:style-name="T1">`-f` stands for fix-broken.</text:span></text:p>
            </text:list-item>
            <text:list-item>
              <text:p text:style-name="P14"><text:span text:style-name="T1">This command will automatically install any missing dependencies required by </text:span><text:span text:style-name="T3">broken or incomplete packages on the system</text:span><text:span text:style-name="T1">.</text:span></text:p>
            </text:list-item>
          </text:list>
        </text:list-item>
      </text:list>
      <text:list xml:id="list162605992568933" text:continue-list="list2389331934" text:style-name="L2">
        <text:list-item>
          <text:p text:style-name="P13">Removing a `.deb` Package</text:p>
          <text:p text:style-name="P25"><text:span text:style-name="ch2_5f_default.Text">sudo dpkg -r package_name</text:span></text:p>
        </text:list-item>
      </text:list>
      <text:list text:style-name="L6">
        <text:list-item>
          <text:list>
            <text:list-item>
              <text:p text:style-name="P20">`-r` stands for remove.</text:p>
            </text:list-item>
            <text:list-item>
              <text:p text:style-name="P20">This removes the package but keeps the configuration files. To completely remove the package along with its configuration files, use:</text:p>
              <text:p text:style-name="P24"><text:span text:style-name="ch2_5f_default.Text">sudo dpkg --purge package_name</text:span><text:span text:style-name="T6"/></text:p>
            </text:list-item>
          </text:list>
        </text:list-item>
      </text:list>
      <text:list xml:id="list162607341421727" text:continue-list="list162605992568933" text:style-name="L2">
        <text:list-item>
          <text:p text:style-name="P22"><text:span text:style-name="ch2_5f_default.Text"><text:span text:style-name="T7">Listing Installed Packages</text:span></text:span></text:p>
          <text:p text:style-name="P17"><text:span text:style-name="ch2_5f_default.Text"><text:span text:style-name="T11">dpkg -l</text:span></text:span></text:p>
        </text:list-item>
      </text:list>
      <text:list text:style-name="L10">
        <text:list-item>
          <text:list>
            <text:list-item>
              <text:p text:style-name="P26"><text:span text:style-name="ch2_5f_default.Text"><text:span text:style-name="T3">This command lists all packages with their status.</text:span></text:span></text:p>
            </text:list-item>
          </text:list>
        </text:list-item>
      </text:list>
      <text:list xml:id="list162606114005734" text:continue-list="list162607341421727" text:style-name="L2">
        <text:list-item>
          <text:p text:style-name="P16"><text:span text:style-name="ch2_5f_default.Text"><text:span text:style-name="T7">Checking the Status of a Packages</text:span></text:span></text:p>
          <text:p text:style-name="P16"><text:span text:style-name="ch2_5f_default.Text"><text:span text:style-name="T5">To check whether a status is installed and its status:</text:span></text:span></text:p>
          <text:p text:style-name="P17"><text:span text:style-name="ch2_5f_default.Text"><text:span text:style-name="T11">dpkg -s package_name</text:span></text:span></text:p>
        </text:list-item>
      </text:list>
      <text:list text:style-name="L14">
        <text:list-item>
          <text:list>
            <text:list-item>
              <text:p text:style-name="P27"><text:span text:style-name="ch2_5f_default.Text"><text:span text:style-name="T3">`-s` stands for status.</text:span></text:span></text:p>
            </text:list-item>
          </text:list>
        </text:list-item>
      </text:list>
      <text:list text:continue-list="list162606114005734" text:style-name="L2">
        <text:list-item>
          <text:p text:style-name="P16"><text:span text:style-name="ch2_5f_default.Text"><text:span text:style-name="T7">Extracting Files from a `.deb` Package</text:span></text:span></text:p>
          <text:p text:style-name="P16"><text:span text:style-name="ch2_5f_default.Text"><text:span text:style-name="T5">If you want to extract the contents of a `.deb` package without installing it, you can use:</text:span></text:span></text:p>
          <text:p text:style-name="P17"><text:soft-page-break/><text:span text:style-name="ch2_5f_default.Text"><text:span text:style-name="T11">dpkg -x package_name.deb /path/to/extract</text:span></text:span></text:p>
        </text:list-item>
      </text:list>
      <text:list text:style-name="L15">
        <text:list-item>
          <text:list>
            <text:list-item>
              <text:p text:style-name="P19"><text:span text:style-name="ch2_5f_default.Text"><text:span text:style-name="T5">`-x` stands for extract.</text:span></text:span></text:p>
            </text:list-item>
          </text:list>
        </text:list-item>
      </text:list>
      <text:p text:style-name="P18"><text:span text:style-name="ch2_5f_default.Text"/></text:p>
      <text:h text:style-name="P6" text:outline-level="1"><text:span text:style-name="ch2_5f_default.Text"><text:span text:style-name="T10">Using Advanced Package Tool (`apt`) to Install `.deb` Packages</text:span></text:span></text:h>
      <text:p text:style-name="P28"><text:span text:style-name="ch2_5f_default.Text"><text:span text:style-name="T10">It is actually more common and generally recommended to use `apt` rather than `dpkg` for installing `.deb` files. The command to do so is:</text:span></text:span></text:p>
      <text:p text:style-name="P28"><text:span text:style-name="ch2_5f_default.Text"><text:span text:style-name="T10">sudo apt install ./example-package.deb</text:span></text:span></text:p>
      <text:h text:style-name="P9" text:outline-level="2"><text:span text:style-name="ch2_5f_default.Text"><text:span text:style-name="T10">Why Use `apt`?</text:span></text:span></text:h>
      <text:p text:style-name="P28"><text:span text:style-name="ch2_5f_default.Text"><text:span text:style-name="T10">The reasons that `apt` is the preferred tool for installing `.deb` packages include:</text:span></text:span></text:p>
      <text:list text:style-name="L16">
        <text:list-item>
          <text:p text:style-name="P29"><text:span text:style-name="ch2_5f_default.Text"><text:span text:style-name="T9">Automatic Dependency Resolution</text:span></text:span></text:p>
        </text:list-item>
        <text:list-item>
          <text:p text:style-name="P29"><text:span text:style-name="ch2_5f_default.Text"><text:span text:style-name="T9">User Convenience</text:span></text:span></text:p>
        </text:list-item>
        <text:list-item>
          <text:p text:style-name="P29"><text:span text:style-name="ch2_5f_default.Text"><text:span text:style-name="T9">Integrated Package Management</text:span></text:span></text:p>
        </text:list-item>
        <text:list-item>
          <text:p text:style-name="P29"><text:span text:style-name="ch2_5f_default.Text"><text:span text:style-name="T9">Error Handling</text:span></text:span></text:p>
        </text:list-item>
        <text:list-item>
          <text:p text:style-name="P29"><text:span text:style-name="ch2_5f_default.Text"><text:span text:style-name="T9">Consistency Across Different Package Sources</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2_5f_default.Text" style:display-name="ch2_default.Tex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5:42:11.466489257</meta:creation-date>
    <dc:date>2024-08-21T16:26:05.545460429</dc:date>
    <meta:editing-duration>PT19M2S</meta:editing-duration>
    <meta:editing-cycles>3</meta:editing-cycles>
    <meta:generator>LibreOffice/24.2.5.2$MacOSX_AARCH64 LibreOffice_project/bffef4ea93e59bebbeaf7f431bb02b1a39ee8a59</meta:generator>
    <meta:document-statistic meta:table-count="0" meta:image-count="0" meta:object-count="0" meta:page-count="3" meta:paragraph-count="53" meta:word-count="676" meta:character-count="4313" meta:non-whitespace-character-count="3717"/>
  </office:meta>
</office:document-meta>
</file>